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2.4618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table table:name="dgmSkillBonusModifi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skillID</text:p>
          </table:table-cell>
          <table:table-cell table:style-name="ce1" office:value-type="string" calcext:value-type="string">
            <text:p>effectID</text:p>
          </table:table-cell>
          <table:table-cell table:style-name="ce1" office:value-type="string" calcext:value-type="string">
            <text:p>sourceAttributeID</text:p>
          </table:table-cell>
          <table:table-cell table:style-name="ce1" office:value-type="string" calcext:value-type="string">
            <text:p>affectingType</text:p>
          </table:table-cell>
          <table:table-cell table:style-name="ce1" office:value-type="string" calcext:value-type="string">
            <text:p>targetAttributeID</text:p>
          </table:table-cell>
          <table:table-cell table:style-name="ce1" office:value-type="string" calcext:value-type="string">
            <text:p>affectedType</text:p>
          </table:table-cell>
          <table:table-cell table:style-name="ce4" office:value-type="string" calcext:value-type="string">
            <text:p>targetGroupIDs</text:p>
          </table:table-cell>
          <table:table-cell table:style-name="ce1" office:value-type="string" calcext:value-type="string">
            <text:p>appliedPerLevel</text:p>
          </table:table-cell>
          <table:table-cell table:style-name="ce1" office:value-type="string" calcext:value-type="string">
            <text:p>calculationTypeID</text:p>
          </table:table-cell>
          <table:table-cell table:style-name="ce1" office:value-type="string" calcext:value-type="string">
            <text:p>targetChargeSiz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verseCalculationTypeID</text:p>
          </table:table-cell>
          <table:table-cell table:style-name="ce1" table:number-columns-repeated="10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# SKILL ATTRIBUTE MAPP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 DRONES</text:p>
          </table:table-cell>
          <table:table-cell table:number-columns-repeated="1021"/>
        </table:table-row>
        <table:table-row table:style-name="ro1">
          <table:table-cell table:style-name="ce2" office:value-type="float" office:value="24613" calcext:value-type="float">
            <text:p>24613</text:p>
          </table:table-cell>
          <table:table-cell table:style-name="ce2" office:value-type="float" office:value="2429" calcext:value-type="float">
            <text:p>242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07" calcext:value-type="float">
            <text:p>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Advanced Drone Interfac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84" calcext:value-type="float">
            <text:p>1248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YPEID;2175;2195;2205;28264;28284;28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marr Drone Specializ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87" calcext:value-type="float">
            <text:p>1248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YPEID;2436;2466;21638;28280;28300;283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ldari Drone Specializ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241" calcext:value-type="float">
            <text:p>2424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mbat Drone Operation -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241" calcext:value-type="float">
            <text:p>2424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mbat Drone Operation - Mediu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618" calcext:value-type="float">
            <text:p>2361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00;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Durability - Hul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618" calcext:value-type="float">
            <text:p>2361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00;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Durability - Armo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618" calcext:value-type="float">
            <text:p>2361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00;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Durability - Shiel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42" calcext:value-type="float">
            <text:p>344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00;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Interfacing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42" calcext:value-type="float">
            <text:p>344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Interfacing - Min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05" calcext:value-type="float">
            <text:p>1230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00;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Navig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606" calcext:value-type="float">
            <text:p>2360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 Sharpshoo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ARAC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on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566" calcext:value-type="float">
            <text:p>2356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ARAC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lectronic Warfare Drone Interfac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069" calcext:value-type="float">
            <text:p>2306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49" calcext:value-type="float">
            <text:p>5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ighter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2339" calcext:value-type="float">
            <text:p>3233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23" calcext:value-type="float">
            <text:p>10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ighter Bomber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86" calcext:value-type="float">
            <text:p>1248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YPEID;2185;2446;2456;28272;28276;28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allente Drone Specializ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41" calcext:value-type="float">
            <text:p>344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1201;2193;2195;2436;2444;2446;2476;2478;22780;23759;28266;28268;28286;28288;28290;28292;28306;283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Drone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8" calcext:value-type="float">
            <text:p>343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Drone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YPEID;2478;2488;21640;28268;28296;283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matar Drone Specializ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9" calcext:value-type="float">
            <text:p>343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0" calcext:value-type="float">
            <text:p>6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epair Drone Operation - Shiel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9" calcext:value-type="float">
            <text:p>343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0" calcext:value-type="float">
            <text:p>6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epair Drone Operation - Armo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7" calcext:value-type="float">
            <text:p>343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ARAC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cout Drone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3594" calcext:value-type="float">
            <text:p>2359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23525;23559;23561;23563;28209;28211;28213;282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entry Drone Interfacing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ELECTRONICS</text:p>
          </table:table-cell>
          <table:table-cell table:number-columns-repeated="1021"/>
        </table:table-row>
        <table:table-row table:style-name="ro1">
          <table:table-cell table:style-name="ce2" office:value-type="float" office:value="11579" calcext:value-type="float">
            <text:p>1157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30" calcext:value-type="float">
            <text:p>3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loak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03" calcext:value-type="float">
            <text:p>21603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8" calcext:value-type="float">
            <text:p>6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ynosural Field Theo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7" calcext:value-type="float">
            <text:p>3427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ectronic Warfare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7" calcext:value-type="float">
            <text:p>3427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ectronic Warfare -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ectronic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REQUIRESTHIS;203;210;257;270;272;285;4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ectronics Upgrad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0" calcext:value-type="float">
            <text:p>1976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requency Modulation -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0" calcext:value-type="float">
            <text:p>1976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requency Modulation - RS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0" calcext:value-type="float">
            <text:p>1976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requency Modulation - T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0" calcext:value-type="float">
            <text:p>1976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requency Modulation - T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RS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T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T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59" calcext:value-type="float">
            <text:p>1975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9" calcext:value-type="float">
            <text:p>2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Distance Jamming - Tracking Link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8" calcext:value-type="float">
            <text:p>3428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ng Range Targe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0" calcext:value-type="float">
            <text:p>343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ARAC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ultitask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7911" calcext:value-type="float">
            <text:p>27911</text:p>
          </table:table-cell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42" calcext:value-type="float">
            <text:p>8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ojected Electronic Counter Measur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opulsion Jamming - Warp Scrambl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opulsion Jamming - Stasis Webifi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9" calcext:value-type="float">
            <text:p>8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opulsion Jamming - WDF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ensor Linking - RS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ensor Linking - RS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9" calcext:value-type="float">
            <text:p>2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ensor Linking - Tracking Link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Grav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Ladar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Mag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Radar EC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1" calcext:value-type="float">
            <text:p>1976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Dispersion - ECM Bur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6" calcext:value-type="float">
            <text:p>19766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Suppression - RSD Resolu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6" calcext:value-type="float">
            <text:p>19766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l Suppression - RSD Ran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1" calcext:value-type="float">
            <text:p>34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ture Analysi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922" calcext:value-type="float">
            <text:p>19922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gnature Focus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551" calcext:value-type="float">
            <text:p>3551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47;48;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urve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921" calcext:value-type="float">
            <text:p>1992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Pain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ARAC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arge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7" calcext:value-type="float">
            <text:p>19767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urret Destabilization - Tracking Spee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7" calcext:value-type="float">
            <text:p>19767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urret Destabilization - Optimal Ran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9767" calcext:value-type="float">
            <text:p>19767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urret Destabilization - Falloff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34" calcext:value-type="float">
            <text:p>343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Disruption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ENGINEERING</text:p>
          </table:table-cell>
          <table:table-cell table:number-columns-repeated="1021"/>
        </table:table-row>
        <table:table-row table:style-name="ro2">
          <table:table-cell table:style-name="ce2" office:value-type="float" office:value="24572" calcext:value-type="float">
            <text:p>2457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Energy Emission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4571" calcext:value-type="float">
            <text:p>2457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Shield Emission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1802" calcext:value-type="float">
            <text:p>21802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Shield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5" calcext:value-type="float">
            <text:p>12365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5" calcext:value-type="float">
            <text:p>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M Shield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5" calcext:value-type="float">
            <text:p>12365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EM Shield Compensation - Act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Emission Systems - Small Energy Neu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Emission Systems - Medium Energy Neu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Emission Systems - Large Energy Neu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Emission Systems - Energy Transfer Array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3424" calcext:value-type="float">
            <text:p>342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43;57;61;766;767;768;769;7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Grid Upgrad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8" calcext:value-type="float">
            <text:p>3418</text:p>
          </table:table-cell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Management - Capacitor Capaci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8" calcext:value-type="float">
            <text:p>3418</text:p>
          </table:table-cell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Management - Capacitor Batteri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Pulse Weapon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7" calcext:value-type="float">
            <text:p>3417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Systems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3" calcext:value-type="float">
            <text:p>341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gineering - Shi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3" calcext:value-type="float">
            <text:p>341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gineering - MAP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7" calcext:value-type="float">
            <text:p>12367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5" calcext:value-type="float">
            <text:p>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xplosive Shield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7" calcext:value-type="float">
            <text:p>12367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Explosive Shield Compensation - Acit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6" calcext:value-type="float">
            <text:p>12366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5" calcext:value-type="float">
            <text:p>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Kinetic Shield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366" calcext:value-type="float">
            <text:p>12366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Kinetic Shield Compensation - Act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59" calcext:value-type="float">
            <text:p>2105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Compens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2" calcext:value-type="float">
            <text:p>342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Emission System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9" calcext:value-type="float">
            <text:p>341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Management - Shield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9" calcext:value-type="float">
            <text:p>341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Management - Shield Extender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6" calcext:value-type="float">
            <text:p>3416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Operation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3425" calcext:value-type="float">
            <text:p>34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38;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Upgrad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ctical Shield Manipul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566" calcext:value-type="float">
            <text:p>11566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95" calcext:value-type="float">
            <text:p>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hermic Shield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566" calcext:value-type="float">
            <text:p>11566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Thermic Shield Compensation - Active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GUNNERY</text:p>
          </table:table-cell>
          <table:table-cell table:number-columns-repeated="1021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Bom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Citade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6" calcext:value-type="float">
            <text:p>5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Heavy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Sie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Snowbal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9" calcext:value-type="float">
            <text:p>5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Weapon Upgrades - Standard</text:p>
          </table:table-cell>
          <table:table-cell table:style-name="ce2" table:number-columns-repeated="1013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Energy Turret - Beam</text:p>
          </table:table-cell>
          <table:table-cell table:number-columns-repeated="1013"/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Energy Turret - Pulse</text:p>
          </table:table-cell>
          <table:table-cell table:number-columns-repeated="1013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Hybrid Turret - Blaster</text:p>
          </table:table-cell>
          <table:table-cell table:number-columns-repeated="1013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Hybrid Turret - Railgun</text:p>
          </table:table-cell>
          <table:table-cell table:number-columns-repeated="1013"/>
        </table:table-row>
        <table:table-row table:style-name="ro1">
          <table:table-cell office:value-type="float" office:value="21667" calcext:value-type="float">
            <text:p>2166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Projectile Turret - Artillery</text:p>
          </table:table-cell>
          <table:table-cell table:number-columns-repeated="1013"/>
        </table:table-row>
        <table:table-row table:style-name="ro1">
          <table:table-cell office:value-type="float" office:value="21667" calcext:value-type="float">
            <text:p>2166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ital Projectile Turret - Autocannon</text:p>
          </table:table-cell>
          <table:table-cell table:number-columns-repeated="1013"/>
        </table:table-row>
        <table:table-row table:style-name="ro1">
          <table:table-cell table:style-name="ce2" office:value-type="float" office:value="3316" calcext:value-type="float">
            <text:p>331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ntrolled Bursts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6" calcext:value-type="float">
            <text:p>331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ntrolled Bursts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6" calcext:value-type="float">
            <text:p>331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ntrolled Bursts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1" calcext:value-type="float">
            <text:p>1001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nnery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2" calcext:value-type="float">
            <text:p>1001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nnery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3" calcext:value-type="float">
            <text:p>1001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nnery - Projectile</text:p>
          </table:table-cell>
          <table:table-cell table:style-name="ce2" table:number-columns-repeated="1013"/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2203" calcext:value-type="float">
            <text:p>12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Artillery Specialization</text:p>
          </table:table-cell>
          <table:table-cell table:number-columns-repeated="1013"/>
        </table:table-row>
        <table:table-row table:style-name="ro1">
          <table:table-cell office:value-type="float" office:value="12209" calcext:value-type="float">
            <text:p>12209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2209" calcext:value-type="float">
            <text:p>12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Autocannon Specialization</text:p>
          </table:table-cell>
          <table:table-cell table:number-columns-repeated="1013"/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2205" calcext:value-type="float">
            <text:p>12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Beam Laser Specialization</text:p>
          </table:table-cell>
          <table:table-cell table:number-columns-repeated="1013"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2212" calcext:value-type="float">
            <text:p>12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Blaster Specialization</text:p>
          </table:table-cell>
          <table:table-cell table:number-columns-repeated="1013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Energy Turret - Beam</text:p>
          </table:table-cell>
          <table:table-cell table:number-columns-repeated="1013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Energy Turret - Pulse</text:p>
          </table:table-cell>
          <table:table-cell table:number-columns-repeated="1013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Hybrid Turret - Blaster</text:p>
          </table:table-cell>
          <table:table-cell table:number-columns-repeated="1013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Hybrid Turret - Railgun</text:p>
          </table:table-cell>
          <table:table-cell table:number-columns-repeated="1013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Projectile Turret - Artillery</text:p>
          </table:table-cell>
          <table:table-cell table:number-columns-repeated="1013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Projectile Turret - Autocannon</text:p>
          </table:table-cell>
          <table:table-cell table:number-columns-repeated="1013"/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2215" calcext:value-type="float">
            <text:p>12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Pulse Laser Specialization</text:p>
          </table:table-cell>
          <table:table-cell table:number-columns-repeated="1013"/>
        </table:table-row>
        <table:table-row table:style-name="ro1">
          <table:table-cell office:value-type="float" office:value="12207" calcext:value-type="float">
            <text:p>12207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2207" calcext:value-type="float">
            <text:p>12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rge Railgun Specialization</text:p>
          </table:table-cell>
          <table:table-cell table:number-columns-repeated="1013"/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2202" calcext:value-type="float">
            <text:p>12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Artillery Specialization</text:p>
          </table:table-cell>
          <table:table-cell table:number-columns-repeated="1013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2208" calcext:value-type="float">
            <text:p>12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Autocannon Specialization</text:p>
          </table:table-cell>
          <table:table-cell table:number-columns-repeated="1013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2204" calcext:value-type="float">
            <text:p>12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Beam Laser Specialization</text:p>
          </table:table-cell>
          <table:table-cell table:number-columns-repeated="1013"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2211" calcext:value-type="float">
            <text:p>12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Blaster Specialization</text:p>
          </table:table-cell>
          <table:table-cell table:number-columns-repeated="1013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Energy Turret - Beam</text:p>
          </table:table-cell>
          <table:table-cell table:number-columns-repeated="1013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Energy Turret - Pulse</text:p>
          </table:table-cell>
          <table:table-cell table:number-columns-repeated="1013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Hybrid Turret - Blaster</text:p>
          </table:table-cell>
          <table:table-cell table:number-columns-repeated="1013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Hybrid Turret - Railgun</text:p>
          </table:table-cell>
          <table:table-cell table:number-columns-repeated="101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Projectile Turret - Artillery</text:p>
          </table:table-cell>
          <table:table-cell table:number-columns-repeated="101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Projectile Turret - Autocannon</text:p>
          </table:table-cell>
          <table:table-cell table:number-columns-repeated="1013"/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2214" calcext:value-type="float">
            <text:p>12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Pulse Laser Specialization</text:p>
          </table:table-cell>
          <table:table-cell table:number-columns-repeated="1013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2206" calcext:value-type="float">
            <text:p>12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um Railgun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otion Prediction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otion Prediction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otion Prediction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1" calcext:value-type="float">
            <text:p>1001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apid Firing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2" calcext:value-type="float">
            <text:p>1001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apid Firing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3" calcext:value-type="float">
            <text:p>1001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apid Firing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arpshooter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arpshooter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arpshooter - Projectile</text:p>
          </table:table-cell>
          <table:table-cell table:style-name="ce2" table:number-columns-repeated="1013"/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2201" calcext:value-type="float">
            <text:p>12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Artillery Specialization</text:p>
          </table:table-cell>
          <table:table-cell table:number-columns-repeated="1013"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5" calcext:value-type="float">
            <text:p>5</text:p>
          </table:table-cell>
          <table:table-cell office:value-type="float" office:value="11084" calcext:value-type="float">
            <text:p>11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Autocannon Specialization</text:p>
          </table:table-cell>
          <table:table-cell table:number-columns-repeated="1013"/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1083" calcext:value-type="float">
            <text:p>11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Beam Laser Specialization</text:p>
          </table:table-cell>
          <table:table-cell table:number-columns-repeated="1013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2210" calcext:value-type="float">
            <text:p>12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Blaster Specialization</text:p>
          </table:table-cell>
          <table:table-cell table:number-columns-repeated="1013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Energy Turret - Beam</text:p>
          </table:table-cell>
          <table:table-cell table:number-columns-repeated="1013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Energy Turret - Pulse</text:p>
          </table:table-cell>
          <table:table-cell table:number-columns-repeated="1013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Hybrid Turret - Blaster</text:p>
          </table:table-cell>
          <table:table-cell table:number-columns-repeated="1013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Hybrid Turret - Railgun</text:p>
          </table:table-cell>
          <table:table-cell table:number-columns-repeated="1013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Projectile Turret - Artillery</text:p>
          </table:table-cell>
          <table:table-cell table:number-columns-repeated="1013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Projectile Turret - Autocannon</text:p>
          </table:table-cell>
          <table:table-cell table:number-columns-repeated="1013"/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office:value-type="float" office:value="5" calcext:value-type="float">
            <text:p>5</text:p>
          </table:table-cell>
          <table:table-cell office:value-type="float" office:value="12213" calcext:value-type="float">
            <text:p>12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Pulse Laser Specialization</text:p>
          </table:table-cell>
          <table:table-cell table:number-columns-repeated="1013"/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office:value-type="float" office:value="5" calcext:value-type="float">
            <text:p>5</text:p>
          </table:table-cell>
          <table:table-cell office:value-type="float" office:value="11082" calcext:value-type="float">
            <text:p>11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ll Railgun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15" calcext:value-type="float">
            <text:p>33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4" calcext:value-type="float">
            <text:p>100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urgical Strike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5" calcext:value-type="float">
            <text:p>33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5" calcext:value-type="float">
            <text:p>1001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urgical Strike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5" calcext:value-type="float">
            <text:p>33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6" calcext:value-type="float">
            <text:p>100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urgical Strike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043" calcext:value-type="float">
            <text:p>22043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280;4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Tactical Weapon Reconfigu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7" calcext:value-type="float">
            <text:p>3317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rajectory Analysis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7" calcext:value-type="float">
            <text:p>3317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rajectory Analysis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7" calcext:value-type="float">
            <text:p>3317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rajectory Analysis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Ener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Hybri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Projectil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Smartbom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Bom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Citade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6" calcext:value-type="float">
            <text:p>5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Heavy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Sie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Snowbal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8" calcext:value-type="float">
            <text:p>33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9" calcext:value-type="float">
            <text:p>5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apon Upgrades - Standard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INDUSTRY</text:p>
          </table:table-cell>
          <table:table-cell table:number-columns-repeated="1021"/>
        </table:table-row>
        <table:table-row table:style-name="ro1">
          <table:table-cell table:style-name="ce2" office:value-type="float" office:value="25544" calcext:value-type="float">
            <text:p>25544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37" calcext:value-type="float">
            <text:p>7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Gas Cloud Harves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6281" calcext:value-type="float">
            <text:p>16281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162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e Harvest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8585" calcext:value-type="float">
            <text:p>28585</text:p>
          </table:table-cell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85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Industrial Reconfigu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86" calcext:value-type="float">
            <text:p>3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- Mining Las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86" calcext:value-type="float">
            <text:p>3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64" calcext:value-type="float">
            <text:p>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- Strip Min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578" calcext:value-type="float">
            <text:p>22578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46" calcext:value-type="float">
            <text:p>5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Upgrades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LEADERSHIP</text:p>
          </table:table-cell>
          <table:table-cell table:number-columns-repeated="1021"/>
        </table:table-row>
        <table:table-row table:style-name="ro1">
          <table:table-cell table:style-name="ce2" office:value-type="float" office:value="20494" calcext:value-type="float">
            <text:p>2049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rmored Warfare - Shi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494" calcext:value-type="float">
            <text:p>20494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9" calcext:value-type="float">
            <text:p>3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rmored Warfare - Plate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569" calcext:value-type="float">
            <text:p>11569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069;20409;22227;4262;4264;4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Armored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764" calcext:value-type="float">
            <text:p>247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0" calcext:value-type="float">
            <text:p>850</text:p>
          </table:table-cell>
          <table:table-cell table:style-name="ce2"/>
          <table:table-cell table:style-name="ce6" office:value-type="string" calcext:value-type="string">
            <text:p>CHARAC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leet Comman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495" calcext:value-type="float">
            <text:p>2049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formation Warfar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5;11052;4270;42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6;4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6;4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6;4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6;4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406;42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Information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48" calcext:value-type="float">
            <text:p>3348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eadershi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552" calcext:value-type="float">
            <text:p>2255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2553;22555;22557;4274;4276;42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Mining Directo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536" calcext:value-type="float">
            <text:p>2253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54;101;4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Forema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536" calcext:value-type="float">
            <text:p>2253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54;101;4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ning Forema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ege Warfare - Shi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124;22228;20514;4280;4282;42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Siege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kirmish Warfar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0070;11017;20408;4286;4288;42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Skirmish Warfare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54" calcext:value-type="float">
            <text:p>3354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fare Link Specialist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MECHANIC</text:p>
          </table:table-cell>
          <table:table-cell table:number-columns-repeated="1021"/>
        </table:table-row>
        <table:table-row table:style-name="ro1">
          <table:table-cell table:style-name="ce2" office:value-type="float" office:value="26253" calcext:value-type="float">
            <text:p>26253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3" calcext:value-type="float">
            <text:p>7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rmor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54" calcext:value-type="float">
            <text:p>26254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82" calcext:value-type="float">
            <text:p>7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nautics Rigging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4568" calcext:value-type="float">
            <text:p>2456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245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Remote Armor Repair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7936" calcext:value-type="float">
            <text:p>2793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:279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Remote Hull Repair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1803" calcext:value-type="float">
            <text:p>2180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PEID;207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Repair System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55" calcext:value-type="float">
            <text:p>26255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8" calcext:value-type="float">
            <text:p>7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rones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56" calcext:value-type="float">
            <text:p>26256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86" calcext:value-type="float">
            <text:p>7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ectronic Superiority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6" calcext:value-type="float">
            <text:p>22806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98;3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M Armor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6" calcext:value-type="float">
            <text:p>22806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8" calcext:value-type="float">
            <text:p>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EM Armor Compensation - Act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58" calcext:value-type="float">
            <text:p>26258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5" calcext:value-type="float">
            <text:p>7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nergy Weapon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7" calcext:value-type="float">
            <text:p>22807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98;3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xplosive Armor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7" calcext:value-type="float">
            <text:p>22807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8" calcext:value-type="float">
            <text:p>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Explosive Armor Compensation - Act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94" calcext:value-type="float">
            <text:p>339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ull Upgrades - Armor H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94" calcext:value-type="float">
            <text:p>339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9" calcext:value-type="float">
            <text:p>3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ull Upgrades - Armor Plate HP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59" calcext:value-type="float">
            <text:p>26259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6" calcext:value-type="float">
            <text:p>7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ybrid Weapon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8" calcext:value-type="float">
            <text:p>22808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98;3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Kinetic Armor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8" calcext:value-type="float">
            <text:p>22808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8" calcext:value-type="float">
            <text:p>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Kinetic Armor Compensation - Act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60" calcext:value-type="float">
            <text:p>2626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9" calcext:value-type="float">
            <text:p>7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auncher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echan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8880" calcext:value-type="float">
            <text:p>28880</text:p>
          </table:table-cell>
          <table:table-cell table:style-name="ce2" office:value-type="float" office:value="3524" calcext:value-type="float">
            <text:p>3524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HARAC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Interfacing – specialty skill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8879" calcext:value-type="float">
            <text:p>28879</text:p>
          </table:table-cell>
          <table:table-cell table:style-name="ce2" office:value-type="float" office:value="3522" calcext:value-type="float">
            <text:p>3522</text:p>
          </table:table-cell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77" calcext:value-type="float">
            <text:p>127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HARAC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Operation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6257" calcext:value-type="float">
            <text:p>26257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7" calcext:value-type="float">
            <text:p>7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ojectile Weapon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6069" calcext:value-type="float">
            <text:p>16069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5" calcext:value-type="float">
            <text:p>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emote Armor Repair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27902" calcext:value-type="float">
            <text:p>2790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585" calcext:value-type="float">
            <text:p>5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emote Hull Repair Systems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3393" calcext:value-type="float">
            <text:p>339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62;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epair System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863" calcext:value-type="float">
            <text:p>25863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5861;308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Salva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6261" calcext:value-type="float">
            <text:p>26261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139" calcext:value-type="float">
            <text:p>1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4" calcext:value-type="float">
            <text:p>7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hield Rigg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7906" calcext:value-type="float">
            <text:p>27906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7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Tactical Logistics Reconfigu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9" calcext:value-type="float">
            <text:p>22809</text:p>
          </table:table-cell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98;3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hermic Armor Compensation - Pas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2809" calcext:value-type="float">
            <text:p>22809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28" calcext:value-type="float">
            <text:p>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Thermic Armor Compensation - Active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MISSILE LAUNCHER OPERATION</text:p>
          </table:table-cell>
          <table:table-cell table:number-columns-repeated="1021"/>
        </table:table-row>
        <table:table-row table:style-name="ro1">
          <table:table-cell table:style-name="ce2" office:value-type="float" office:value="28073" calcext:value-type="float">
            <text:p>2807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omb Deploymen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2435" calcext:value-type="float">
            <text:p>32435</text:p>
          </table:table-cell>
          <table:table-cell table:style-name="ce2" office:value-type="float" office:value="4555" calcext:value-type="float">
            <text:p>455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Cruise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2435" calcext:value-type="float">
            <text:p>32435</text:p>
          </table:table-cell>
          <table:table-cell table:style-name="ce2" office:value-type="float" office:value="4556" calcext:value-type="float">
            <text:p>455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Cruise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2435" calcext:value-type="float">
            <text:p>32435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Cruise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2435" calcext:value-type="float">
            <text:p>32435</text:p>
          </table:table-cell>
          <table:table-cell table:style-name="ce2" office:value-type="float" office:value="4558" calcext:value-type="float">
            <text:p>455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Cruise Missiles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68" calcext:value-type="float">
            <text:p>21668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Torpedo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68" calcext:value-type="float">
            <text:p>21668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Torpedo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68" calcext:value-type="float">
            <text:p>21668</text:p>
          </table:table-cell>
          <table:table-cell table:style-name="ce2" office:value-type="float" office:value="1588" calcext:value-type="float">
            <text:p>158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Torpedo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68" calcext:value-type="float">
            <text:p>21668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itadel Torpedoes - Thermal</text:p>
          </table:table-cell>
          <table:table-cell table:style-name="ce2" table:number-columns-repeated="1013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uise Missile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26" calcext:value-type="float">
            <text:p>3326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6;656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ruise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6" calcext:value-type="float">
            <text:p>3326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6;656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ruise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6" calcext:value-type="float">
            <text:p>3326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6;656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ruise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6" calcext:value-type="float">
            <text:p>3326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6;656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ruise Missiles - Thermal</text:p>
          </table:table-cell>
          <table:table-cell table:style-name="ce2" table:number-columns-repeated="1013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624" calcext:value-type="float">
            <text:p>624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fender Missiles</text:p>
          </table:table-cell>
          <table:table-cell table:number-columns-repeated="1013"/>
        </table:table-row>
        <table:table-row table:style-name="ro1"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F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F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F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2" calcext:value-type="float">
            <text:p>3322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F Missiles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T2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T2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T2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FoF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FoF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1473" calcext:value-type="float">
            <text:p>147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uided Missile Precision - FoF Light</text:p>
          </table:table-cell>
          <table:table-cell table:style-name="ce2" table:number-columns-repeated="1013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vy Assault Missile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25719" calcext:value-type="float">
            <text:p>25719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772;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Assault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719" calcext:value-type="float">
            <text:p>25719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772;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Assault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719" calcext:value-type="float">
            <text:p>25719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772;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Assault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719" calcext:value-type="float">
            <text:p>25719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772;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Assault Missiles- Thermal</text:p>
          </table:table-cell>
          <table:table-cell table:style-name="ce2" table:number-columns-repeated="1013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vy Missile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5;655;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5;655;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5;655;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4" calcext:value-type="float">
            <text:p>3324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5;655;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eavy Missiles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2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Citadel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Defend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1" calcext:value-type="float">
            <text:p>12441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Bombardment - FoF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Bom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Citade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6" calcext:value-type="float">
            <text:p>5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Heavy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ie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nowbal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9" calcext:value-type="float">
            <text:p>5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tandar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2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Citadel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Defend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12442" calcext:value-type="float">
            <text:p>12442</text:p>
          </table:table-cell>
          <table:table-cell table:style-name="ce2" office:value-type="float" office:value="1764" calcext:value-type="float">
            <text:p>17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Projection - FoF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Bomb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Citade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6" calcext:value-type="float">
            <text:p>5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Heavy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ieg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nowbal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071" calcext:value-type="float">
            <text:p>210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09" calcext:value-type="float">
            <text:p>5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issile Launcher Operation - Standard</text:p>
          </table:table-cell>
          <table:table-cell table:style-name="ce2" table:number-columns-repeated="1013"/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cket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7;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ocket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7;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ocket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7;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ocket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7;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ockets - Thermal</text:p>
          </table:table-cell>
          <table:table-cell table:style-name="ce2" table:number-columns-repeated="1013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ndard Missile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21" calcext:value-type="float">
            <text:p>3321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4;653;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andard Missil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1" calcext:value-type="float">
            <text:p>3321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4;653;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andard Missil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1" calcext:value-type="float">
            <text:p>3321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4;653;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andard Missil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1" calcext:value-type="float">
            <text:p>3321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84;653;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andard Missiles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2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Assaul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Cruis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Heav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Ligh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Rocket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Citadel Torpedo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Defend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4" calcext:value-type="float">
            <text:p>20314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4;395;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arget Navigation Prediction - FoF</text:p>
          </table:table-cell>
          <table:table-cell table:style-name="ce2" table:number-columns-repeated="1013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rpedo Specialization</text:p>
          </table:table-cell>
          <table:table-cell table:number-columns-repeated="1013"/>
        </table:table-row>
        <table:table-row table:style-name="ro1">
          <table:table-cell table:style-name="ce2" office:value-type="float" office:value="3325" calcext:value-type="float">
            <text:p>3325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89;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rpedoes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5" calcext:value-type="float">
            <text:p>3325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89;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rpedoes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5" calcext:value-type="float">
            <text:p>3325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89;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rpedoes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5" calcext:value-type="float">
            <text:p>332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89;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rpedoes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Assaul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Assaul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Assaul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4" calcext:value-type="float">
            <text:p>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Assaul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Cruise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Cruise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Cruise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Cruise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Heavy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Heavy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Heavy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Heavy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Ligh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Ligh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Ligh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Ligh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Rocke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Rocke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Rocke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Rocke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Torpedo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Torpedo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Torpedo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2 Torpedo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Assaul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Assaul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Assaul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Assaul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ruise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ruise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ruise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ruise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Heavy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Heavy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Heavy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Heavy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Ligh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Ligh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Ligh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Ligh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Rocke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Rocke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Rocke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Rocket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orpedo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orpedo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orpedo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Torpedo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itadel Torpedo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itadel Torpedo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itadel Torpedo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Citadel Torpedo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Defender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Defender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Defender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Defender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Cruise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Cruise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Cruise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Cruise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Heavy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Heavy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Heavy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Heavy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Light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Light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Light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315" calcext:value-type="float">
            <text:p>20315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head Upgrades - FoF Light - Thermal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NAVIGATION</text:p>
          </table:table-cell>
          <table:table-cell table:number-columns-repeated="1021"/>
        </table:table-row>
        <table:table-row table:style-name="ro1">
          <table:table-cell table:style-name="ce2" office:value-type="float" office:value="3452" calcext:value-type="float">
            <text:p>345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cceleration Control - AB/MW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fterburn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3" calcext:value-type="float">
            <text:p>3453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vasive Maneuver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1" calcext:value-type="float">
            <text:p>345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uel Conserv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4" calcext:value-type="float">
            <text:p>345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igh Speed Maneuver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11" calcext:value-type="float">
            <text:p>21611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0;485;547;659;883;898;9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Jump Drive Calib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0;485;547;659;883;898;9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Jump Drive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0;485;547;659;883;898;9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Jump Fuel Conserv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vig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55" calcext:value-type="float">
            <text:p>345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arp Drive Operation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SCIENCE</text:p>
          </table:table-cell>
          <table:table-cell table:number-columns-repeated="1021"/>
        </table:table-row>
        <table:table-row table:style-name="ro1">
          <table:table-cell table:style-name="ce2" office:value-type="float" office:value="13278" calcext:value-type="float">
            <text:p>13278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2177;30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Archeaolo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0" calcext:value-type="float">
            <text:p>34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54;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geology - Mining Las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10" calcext:value-type="float">
            <text:p>34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54;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geology - Strip Miner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811" calcext:value-type="float">
            <text:p>2581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81" calcext:value-type="float">
            <text:p>4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metric Acquisition - Scan Tim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810" calcext:value-type="float">
            <text:p>25810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metric Pinpointing - Base Maximum Devi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739" calcext:value-type="float">
            <text:p>25739</text:p>
          </table:table-cell>
          <table:table-cell table:style-name="ce2" office:value-type="float" office:value="2656" calcext:value-type="float">
            <text:p>2656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71" calcext:value-type="float">
            <text:p>137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strometric Rangefinding - Base Strength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405" calcext:value-type="float">
            <text:p>34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iolog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606" calcext:value-type="float">
            <text:p>24606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659;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loning Facility Op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563" calcext:value-type="float">
            <text:p>245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oomsday Operation - Thermal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563" calcext:value-type="float">
            <text:p>245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oomsday Operation - Explosive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563" calcext:value-type="float">
            <text:p>245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oomsday Operation - EM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563" calcext:value-type="float">
            <text:p>24563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oomsday Operation - Kinetic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1718" calcext:value-type="float">
            <text:p>21718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YPEID;22175;308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Hacking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4562" calcext:value-type="float">
            <text:p>24562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590" calcext:value-type="float">
            <text:p>5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Jump Portal Gener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3" calcext:value-type="float">
            <text:p>2763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Shield Boost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Armor HP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Armor Repair Amount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3" calcext:value-type="float">
            <text:p>2763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Shield Cap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Turret Optimal Range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Turret Tracking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Turret Falloff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6" calcext:value-type="float">
            <text:p>2776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Explosion Velocity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6" calcext:value-type="float">
            <text:p>2776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Missile Velocity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76" calcext:value-type="float">
            <text:p>2776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Explosion Radius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6" calcext:value-type="float">
            <text:p>2766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Capacitor Cap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8" calcext:value-type="float">
            <text:p>25538</text:p>
          </table:table-cell>
          <table:table-cell table:style-name="ce2" office:value-type="float" office:value="2766" calcext:value-type="float">
            <text:p>2766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anite Control - Velocity Penalt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0" calcext:value-type="float">
            <text:p>25530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eurotoxin Recove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0" calcext:value-type="float">
            <text:p>25530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eurotoxin Recove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0" calcext:value-type="float">
            <text:p>25530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eurotoxin Recove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0" calcext:value-type="float">
            <text:p>25530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eurotoxin Recove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5530" calcext:value-type="float">
            <text:p>25530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eurotoxin Recovery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8164" calcext:value-type="float">
            <text:p>28164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TTRIBUTEID;12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hermodynamics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# SPACESHIP COMMAND</text:p>
          </table:table-cell>
          <table:table-cell table:number-columns-repeated="1021"/>
        </table:table-row>
        <table:table-row table:style-name="ro1">
          <table:table-cell table:style-name="ce2" office:value-type="float" office:value="20342" calcext:value-type="float">
            <text:p>2034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513;30;485;547;6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vanced Spaceship Command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20533" calcext:value-type="float">
            <text:p>20533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547;30;485;6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apital Ships</text:p>
          </table:table-cell>
          <table:table-cell table:style-name="ce2" table:number-columns-repeated="1013"/>
        </table:table-row>
        <table:table-row table:style-name="ro1">
          <table:table-cell table:style-name="ce2" office:value-type="float" office:value="3327" calcext:value-type="float">
            <text:p>332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5;26;27;28;29;30;31;237;324;358;380;381;419;420;463;485;513;540;541;543;547;659;830;831;832;833;834;883;893;894;898;900;902;906;941;963;1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paceship Command</text:p>
          </table:table-cell>
          <table:table-cell table:style-name="ce2" table:number-columns-repeated="1013"/>
        </table:table-row>
        <table:table-row table:style-name="ro1" table:number-rows-repeated="104807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:21:14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3:05:29.16</meta:creation-date>
    <dc:date>2014-08-01T00:04:44.806000000</dc:date>
    <meta:editing-duration>P8DT8H54M33S</meta:editing-duration>
    <meta:editing-cycles>37</meta:editing-cycles>
    <meta:generator>LibreOffice/4.2.5.2$Windows_x86 LibreOffice_project/6ff819b65674ae6c83f3cbab9e4a4c2b292a7a94</meta:generator>
    <meta:document-statistic meta:table-count="1" meta:cell-count="4791" meta:object-count="0"/>
  </office:meta>
</office:document-meta>
</file>